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001c13" officeooo:paragraph-rsid="00001c13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001c13" officeooo:paragraph-rsid="00001c13" fo:background-color="#1e1e1e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P8" style:family="paragraph" style:parent-style-name="Standard">
      <style:text-properties officeooo:rsid="00001c13" officeooo:paragraph-rsid="00001c13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ticia.php</text:span></text:p>
      <text:p text:style-name="P1"><text:span text:style-name="T1"/></text:p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styles/noticia.css"</text:span><text:span text:style-name="T1">&gt;</text:span></text:p>
      <text:p text:style-name="P1"><text:span text:style-name="T1">&lt;</text:span><text:span text:style-name="T2">title</text:span><text:span text:style-name="T1">&gt;</text:span>Noticias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container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index.php"</text:span><text:span text:style-name="T1">&gt;</text:span></text:p>
      <text:p text:style-name="P1"><text:span text:style-name="T1">&lt;</text:span><text:span text:style-name="T2">button</text:span><text:span text:style-name="T1">&gt;</text:span>Cerrar sesion<text:span text:style-name="T1">&lt;/</text:span><text:span text:style-name="T2">button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6"/>
      <text:p text:style-name="P1"><text:span text:style-name="T1">&lt;</text:span><text:span text:style-name="T2">form</text:span> <text:span text:style-name="T3">method</text:span>=<text:span text:style-name="T4">"post"</text:span> <text:span text:style-name="T3">action</text:span>=<text:span text:style-name="T4">"noticia.php"</text:span><text:span text:style-name="T1">&gt;</text:span></text:p>
      <text:p text:style-name="P6"/>
      <text:p text:style-name="P1"><text:span text:style-name="T1">&lt;</text:span><text:span text:style-name="T2">h2</text:span><text:span text:style-name="T1">&gt;</text:span>Publcar noticias<text:span text:style-name="T1">&lt;/</text:span><text:span text:style-name="T2">h2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Titulo noticia:<text:span text:style-name="T1">&lt;</text:span><text:span text:style-name="T2">br</text:span><text:span text:style-name="T1">&gt;&lt;</text:span><text:span text:style-name="T2">input</text:span> <text:span text:style-name="T3">name</text:span>=<text:span text:style-name="T4">"titulo"</text:span> <text:span text:style-name="T3">type</text:span>=<text:span text:style-name="T4">"text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Noticia:<text:span text:style-name="T1">&lt;</text:span><text:span text:style-name="T2">br</text:span><text:span text:style-name="T1">&gt;&lt;</text:span><text:span text:style-name="T2">input</text:span> <text:span text:style-name="T3">name</text:span>=<text:span text:style-name="T4">"noticia"</text:span> <text:span text:style-name="T3">type</text:span>=<text:span text:style-name="T4">"text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Dirigida a:<text:span text:style-name="T1">&lt;</text:span><text:span text:style-name="T2">br</text:span><text:span text:style-name="T1">&gt;&lt;</text:span><text:span text:style-name="T2">input</text:span> <text:span text:style-name="T3">name</text:span>=<text:span text:style-name="T4">"dirigido"</text:span> <text:span text:style-name="T3">type</text:span>=<text:span text:style-name="T4">"text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Fecha:<text:span text:style-name="T1">&lt;</text:span><text:span text:style-name="T2">br</text:span><text:span text:style-name="T1">&gt;&lt;</text:span><text:span text:style-name="T2">input</text:span> <text:span text:style-name="T3">name</text:span>=<text:span text:style-name="T4">"date"</text:span> <text:span text:style-name="T3">type</text:span>=<text:span text:style-name="T4">"date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name</text:span>=<text:span text:style-name="T4">"publicar"</text:span> <text:span text:style-name="T3">type</text:span>=<text:span text:style-name="T4">"submit"</text:span> <text:span text:style-name="T3">value</text:span>=<text:span text:style-name="T4">"PUBLICAR"</text:span><text:span text:style-name="T1">&gt;</text:span> 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7"/>
      <text:p text:style-name="P1"><text:span text:style-name="T1">&lt;/</text:span><text:span text:style-name="T2">form</text:span><text:span text:style-name="T1">&gt;</text:span></text:p>
      <text:p text:style-name="P6"/>
      <text:p text:style-name="P4">&lt;?php</text:p>
      <text:p text:style-name="P5">//Escribir</text:p>
      <text:p text:style-name="P6"/>
      <text:p text:style-name="P1"><text:span text:style-name="T3">$filename</text:span> = <text:span text:style-name="T4">"noticia.txt"</text:span>;</text:p>
      <text:p text:style-name="P6"/>
      <text:p text:style-name="P1"><text:span text:style-name="T3">$file</text:span> = <text:span text:style-name="T5">fopen</text:span>(<text:span text:style-name="T3">$filename</text:span>, <text:span text:style-name="T4">"a"</text:span>);</text:p>
      <text:p text:style-name="P6"/>
      <text:p text:style-name="P1"><text:span text:style-name="T3">$titulo</text:span> = <text:span text:style-name="T3">$_POST</text:span>[<text:span text:style-name="T4">'titulo'</text:span>];</text:p>
      <text:p text:style-name="P1"><text:span text:style-name="T3">$noticia</text:span> = <text:span text:style-name="T3">$_POST</text:span>[<text:span text:style-name="T4">'noticia'</text:span>];</text:p>
      <text:p text:style-name="P1"><text:span text:style-name="T3">$dirigido</text:span> = <text:span text:style-name="T3">$_POST</text:span>[<text:span text:style-name="T4">'dirigido'</text:span>];</text:p>
      <text:p text:style-name="P1"><text:span text:style-name="T3">$date</text:span> = <text:span text:style-name="T3">$_POST</text:span>[<text:span text:style-name="T4">'date'</text:span>];</text:p>
      <text:p text:style-name="P6"><text:soft-page-break/></text:p>
      <text:p text:style-name="P1"><text:span text:style-name="T5">fwrite</text:span>(<text:span text:style-name="T3">$file</text:span>, <text:span text:style-name="T3">$titulo</text:span> . PHP_EOL);</text:p>
      <text:p text:style-name="P6"/>
      <text:p text:style-name="P1"><text:span text:style-name="T5">fwrite</text:span>(<text:span text:style-name="T3">$file</text:span>, <text:span text:style-name="T3">$noticia</text:span> . PHP_EOL);</text:p>
      <text:p text:style-name="P6"/>
      <text:p text:style-name="P1"><text:span text:style-name="T5">fwrite</text:span>(<text:span text:style-name="T3">$file</text:span>, <text:span text:style-name="T3">$dirigido</text:span> . PHP_EOL);</text:p>
      <text:p text:style-name="P6"/>
      <text:p text:style-name="P1"><text:span text:style-name="T5">fwrite</text:span>(<text:span text:style-name="T3">$file</text:span>, <text:span text:style-name="T3">$date</text:span> . PHP_EOL);</text:p>
      <text:p text:style-name="P6"/>
      <text:p text:style-name="P1"><text:span text:style-name="T5">fclose</text:span>(<text:span text:style-name="T3">$file</text:span>);</text:p>
      <text:p text:style-name="P6"/>
      <text:p text:style-name="P1"><text:span text:style-name="T2">?&gt;</text:span></text:p>
      <text:p text:style-name="P1"><text:span text:style-name="T1">&lt;/</text:span><text:span text:style-name="T2">div</text:span><text:span text:style-name="T1">&gt;</text:span> 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/>
      <text:p text:style-name="Standard"/>
      <text:p text:style-name="Standard"/>
      <text:p text:style-name="P8">index.php</text:p>
      <text:p text:style-name="P3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Pág principal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type</text:span>=<text:span text:style-name="T4">"text/css"</text:span> <text:span text:style-name="T3">href</text:span>=<text:span text:style-name="T4">"styles/index.css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6"/>
      <text:p text:style-name="P1"><text:span text:style-name="T1">&lt;</text:span><text:span text:style-name="T2">form</text:span> <text:span text:style-name="T3">action</text:span>=<text:span text:style-name="T4">"noticia.php"</text:span><text:span text:style-name="T1">&gt;</text:span></text:p>
      <text:p text:style-name="P6"/>
      <text:p text:style-name="P1">Usuario: <text:span text:style-name="T1">&lt;</text:span><text:span text:style-name="T2">input</text:span> <text:span text:style-name="T3">name</text:span>=<text:span text:style-name="T4">"usuario"</text:span> <text:span text:style-name="T3">type</text:span>=<text:span text:style-name="T4">"text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Contraseña: <text:span text:style-name="T1">&lt;</text:span><text:span text:style-name="T2">input</text:span> <text:span text:style-name="T3">name</text:span>=<text:span text:style-name="T4">"clave"</text:span> <text:span text:style-name="T3">type</text:span>=<text:span text:style-name="T4">"password"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name</text:span>=<text:span text:style-name="T4">"enviar"</text:span> <text:span text:style-name="T3">type</text:span>=<text:span text:style-name="T4">"submit"</text:span> <text:span text:style-name="T3">value</text:span>=<text:span text:style-name="T4">"INICIAR SESION"</text:span><text:span text:style-name="T1">&gt;</text:span></text:p>
      <text:p text:style-name="P6"/>
      <text:p text:style-name="P1"><text:span text:style-name="T1">&lt;/</text:span><text:span text:style-name="T2">form</text:span><text:span text:style-name="T1">&gt;</text:span></text:p>
      <text:p text:style-name="P6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2:31:52.794842963</meta:creation-date>
    <dc:date>2022-10-26T12:33:01.406482481</dc:date>
    <meta:editing-duration>PT1M10S</meta:editing-duration>
    <meta:editing-cycles>1</meta:editing-cycles>
    <meta:document-statistic meta:table-count="0" meta:image-count="0" meta:object-count="0" meta:page-count="2" meta:paragraph-count="73" meta:word-count="150" meta:character-count="1572" meta:non-whitespace-character-count="1493"/>
    <meta:generator>LibreOffice/7.3.6.2$Linux_X86_64 LibreOffice_project/30$Build-2</meta:generator>
  </office:meta>
</office:document-meta>
</file>